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Tengwar Annatar" svg:font-family="Tengwar Annatar" style:font-family-generic="system" style:font-pitch="variable" svg:panose-1="2 0 5 3 0 0 0 0 0 0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Tengwar Annatar"/>
    </style:style>
    <style:style style:name="P2" style:parent-style-name="Standard" style:family="paragraph">
      <style:text-properties style:font-name="Tengwar Annatar"/>
    </style:style>
    <style:style style:name="P3" style:parent-style-name="Standard" style:family="paragraph">
      <style:text-properties style:font-name="Tengwar Annatar"/>
    </style:style>
    <style:style style:name="P4" style:parent-style-name="Standard" style:family="paragraph">
      <style:text-properties style:font-name="Tengwar Annatar"/>
    </style:style>
    <style:style style:name="P5" style:parent-style-name="Standard" style:family="paragraph">
      <style:text-properties style:font-name="Tengwar Annatar"/>
    </style:style>
    <style:style style:name="P6" style:parent-style-name="Standard" style:family="paragraph">
      <style:text-properties style:font-name="Tengwar Annatar"/>
    </style:style>
    <style:style style:name="P7" style:parent-style-name="Standard" style:family="paragraph">
      <style:text-properties style:font-name="Tengwar Annatar"/>
    </style:style>
    <style:style style:name="P8" style:parent-style-name="Standard" style:family="paragraph">
      <style:text-properties style:font-name="Tengwar Annatar"/>
    </style:style>
    <style:style style:name="P9" style:parent-style-name="Standard" style:family="paragraph">
      <style:text-properties style:font-name="Tengwar Annatar"/>
    </style:style>
    <style:style style:name="P10" style:parent-style-name="Standard" style:family="paragraph">
      <style:text-properties style:font-name="Arial"/>
    </style:style>
    <style:style style:name="P11" style:parent-style-name="Standard" style:family="paragraph">
      <style:text-properties style:font-name="Tengwar Annatar"/>
    </style:style>
    <style:style style:name="P12" style:parent-style-name="Standard" style:family="paragraph">
      <style:text-properties style:font-name="Tengwar Annatar"/>
    </style:style>
    <style:style style:name="P13" style:parent-style-name="Standard" style:family="paragraph">
      <style:text-properties style:font-name="Tengwar Annatar"/>
    </style:style>
    <style:style style:name="T14" style:parent-style-name="DefaultParagraphFont" style:family="text">
      <style:text-properties style:font-name="Tengwar Annatar"/>
    </style:style>
    <style:style style:name="T15" style:parent-style-name="DefaultParagraphFont" style:family="text">
      <style:text-properties style:font-name="Calibri"/>
    </style:style>
    <style:style style:name="T16" style:parent-style-name="DefaultParagraphFont" style:family="text">
      <style:text-properties style:font-name="Tengwar Annatar"/>
    </style:style>
    <style:style style:name="T17" style:parent-style-name="DefaultParagraphFont" style:family="text">
      <style:text-properties style:font-name="Calibri"/>
    </style:style>
    <style:style style:name="P18" style:parent-style-name="Standard" style:family="paragraph">
      <style:text-properties style:font-name="Tengwar Annatar"/>
    </style:style>
    <style:style style:name="P19" style:parent-style-name="Standard" style:family="paragraph">
      <style:text-properties style:font-name="Tengwar Annatar"/>
    </style:style>
    <style:style style:name="P20" style:parent-style-name="Standard" style:family="paragraph">
      <style:text-properties style:font-name="Tengwar Annatar"/>
    </style:style>
    <style:style style:name="P21" style:parent-style-name="Standard" style:family="paragraph">
      <style:text-properties style:font-name="Tengwar Annatar"/>
    </style:style>
    <style:style style:name="P22" style:parent-style-name="Standard" style:family="paragraph">
      <style:text-properties style:font-name="Tengwar Annatar"/>
    </style:style>
    <style:style style:name="P23" style:parent-style-name="Standard" style:family="paragraph">
      <style:text-properties style:font-name="Tengwar Annatar"/>
    </style:style>
    <style:style style:name="P24" style:parent-style-name="Standard" style:family="paragraph">
      <style:text-properties style:font-name="Tengwar Annatar"/>
    </style:style>
    <style:style style:name="P25" style:parent-style-name="Standard" style:family="paragraph">
      <style:text-properties style:font-name="Tengwar Annatar"/>
    </style:style>
    <style:style style:name="P26" style:parent-style-name="Standard" style:family="paragraph">
      <style:text-properties style:font-name="Tengwar Annatar"/>
    </style:style>
    <style:style style:name="P27" style:parent-style-name="Standard" style:family="paragraph">
      <style:text-properties style:font-name="Tengwar Annatar"/>
    </style:style>
    <style:style style:name="P28" style:parent-style-name="Standard" style:family="paragraph">
      <style:text-properties style:font-name="Tengwar Annatar"/>
    </style:style>
    <style:style style:name="P29" style:parent-style-name="Standard" style:family="paragraph">
      <style:text-properties style:font-name="Tengwar Annatar"/>
    </style:style>
    <style:style style:name="P30" style:parent-style-name="Standard" style:family="paragraph">
      <style:text-properties style:font-name="Tengwar Annatar"/>
    </style:style>
    <style:style style:name="P31" style:parent-style-name="Standard" style:family="paragraph">
      <style:text-properties style:font-name="Tengwar Annatar"/>
    </style:style>
    <style:style style:name="P32" style:parent-style-name="Standard" style:family="paragraph">
      <style:text-properties style:font-name="Calibri"/>
    </style:style>
    <style:style style:name="P33" style:parent-style-name="Standard" style:family="paragraph">
      <style:text-properties style:font-name="Tengwar Annatar"/>
    </style:style>
    <style:style style:name="P34" style:parent-style-name="Standard" style:family="paragraph">
      <style:text-properties style:font-name="Tengwar Annatar"/>
    </style:style>
    <style:style style:name="P35" style:parent-style-name="Standard" style:family="paragraph">
      <style:text-properties style:font-name="Tengwar Annatar"/>
    </style:style>
    <style:style style:name="P36" style:parent-style-name="Standard" style:family="paragraph">
      <style:text-properties style:font-name="Tengwar Annatar"/>
    </style:style>
    <style:style style:name="P37" style:parent-style-name="Standard" style:family="paragraph">
      <style:text-properties style:font-name="Tengwar Annatar"/>
    </style:style>
    <style:style style:name="P38" style:parent-style-name="Standard" style:family="paragraph">
      <style:text-properties style:font-name="Tengwar Annatar"/>
    </style:style>
    <style:style style:name="P39" style:parent-style-name="Standard" style:family="paragraph">
      <style:text-properties style:font-name="Tengwar Annatar"/>
    </style:style>
    <style:style style:name="P40" style:parent-style-name="Standard" style:family="paragraph">
      <style:text-properties style:font-name="Tengwar Annatar"/>
    </style:style>
    <style:style style:name="P41" style:parent-style-name="Standard" style:family="paragraph">
      <style:text-properties style:font-name="Tengwar Annatar"/>
    </style:style>
    <style:style style:name="P42" style:parent-style-name="Standard" style:family="paragraph">
      <style:text-properties style:font-name="Tengwar Annatar"/>
    </style:style>
    <style:style style:name="P43" style:parent-style-name="Standard" style:family="paragraph">
      <style:text-properties style:font-name="Tengwar Annatar"/>
    </style:style>
    <style:style style:name="P44" style:parent-style-name="Standard" style:family="paragraph">
      <style:text-properties style:font-name="Tengwar Annatar"/>
    </style:style>
    <style:style style:name="P45" style:parent-style-name="Standard" style:family="paragraph">
      <style:text-properties style:font-name="Tengwar Annatar"/>
    </style:style>
    <style:style style:name="P46" style:parent-style-name="Standard" style:family="paragraph">
      <style:text-properties style:font-name="Tengwar Annatar"/>
    </style:style>
    <style:style style:name="P47" style:parent-style-name="Standard" style:family="paragraph">
      <style:text-properties style:font-name="Tengwar Annatar"/>
    </style:style>
    <style:style style:name="T48" style:parent-style-name="DefaultParagraphFont" style:family="text">
      <style:text-properties style:font-name="Tengwar Annatar"/>
    </style:style>
    <style:style style:name="T49" style:parent-style-name="DefaultParagraphFont" style:family="text">
      <style:text-properties style:font-name="Times New Roman"/>
    </style:style>
    <style:style style:name="T50" style:parent-style-name="DefaultParagraphFont" style:family="text">
      <style:text-properties style:font-name="Tengwar Annatar"/>
    </style:style>
    <style:style style:name="T51" style:parent-style-name="DefaultParagraphFont" style:family="text">
      <style:text-properties style:font-name="Times New Roman"/>
    </style:style>
    <style:style style:name="T52" style:parent-style-name="DefaultParagraphFont" style:family="text">
      <style:text-properties style:font-name="Tengwar Annatar"/>
    </style:style>
    <style:style style:name="T53" style:parent-style-name="DefaultParagraphFont" style:family="text">
      <style:text-properties style:font-name="Times New Roman"/>
    </style:style>
    <style:style style:name="T54" style:parent-style-name="DefaultParagraphFont" style:family="text">
      <style:text-properties style:font-name="Tengwar Annatar"/>
    </style:style>
    <style:style style:name="T55" style:parent-style-name="DefaultParagraphFont" style:family="text">
      <style:text-properties style:font-name="Times New Roman"/>
    </style:style>
    <style:style style:name="P56" style:parent-style-name="Standard" style:family="paragraph">
      <style:text-properties style:font-name="Tengwar Annatar"/>
    </style:style>
    <style:style style:name="P57" style:parent-style-name="Standard" style:family="paragraph">
      <style:text-properties style:font-name="Tengwar Annatar"/>
    </style:style>
    <style:style style:name="P58" style:parent-style-name="Standard" style:family="paragraph">
      <style:text-properties style:font-name="Tengwar Annatar"/>
    </style:style>
    <style:style style:name="P59" style:parent-style-name="Standard" style:family="paragraph">
      <style:text-properties style:font-name="Tengwar Annatar"/>
    </style:style>
    <style:style style:name="P60" style:parent-style-name="Standard" style:family="paragraph">
      <style:text-properties style:font-name="Tengwar Annatar"/>
    </style:style>
    <style:style style:name="P61" style:parent-style-name="Standard" style:family="paragraph">
      <style:text-properties style:font-name="Tengwar Annatar"/>
    </style:style>
    <style:style style:name="P62" style:parent-style-name="Standard" style:family="paragraph">
      <style:text-properties style:font-name="Tengwar Annatar"/>
    </style:style>
    <style:style style:name="P63" style:parent-style-name="Standard" style:family="paragraph">
      <style:text-properties style:font-name="Tengwar Annatar"/>
    </style:style>
    <style:style style:name="P64" style:parent-style-name="Standard" style:family="paragraph">
      <style:text-properties style:font-name="Tengwar Annatar"/>
    </style:style>
    <style:style style:name="P65" style:parent-style-name="Standard" style:family="paragraph">
      <style:text-properties style:font-name="Tengwar Annatar"/>
    </style:style>
    <style:style style:name="P66" style:parent-style-name="Standard" style:family="paragraph">
      <style:text-properties style:font-name="Tengwar Annatar"/>
    </style:style>
    <style:style style:name="P67" style:parent-style-name="Standard" style:family="paragraph">
      <style:text-properties style:font-name="Tengwar Annatar"/>
    </style:style>
    <style:style style:name="P68" style:parent-style-name="Standard" style:family="paragraph">
      <style:text-properties style:font-name="Tengwar Annatar"/>
    </style:style>
    <style:style style:name="P69" style:parent-style-name="Standard" style:family="paragraph">
      <style:text-properties style:font-name="Tengwar Annatar"/>
    </style:style>
    <style:style style:name="P70" style:parent-style-name="Standard" style:family="paragraph">
      <style:text-properties style:font-name="Tengwar Annatar"/>
    </style:style>
    <style:style style:name="P71" style:parent-style-name="Standard" style:family="paragraph">
      <style:text-properties style:font-name="Tengwar Annatar"/>
    </style:style>
    <style:style style:name="P72" style:parent-style-name="Standard" style:family="paragraph">
      <style:text-properties style:font-name="Tengwar Annatar"/>
    </style:style>
    <style:style style:name="P73" style:parent-style-name="Standard" style:family="paragraph">
      <style:text-properties style:font-name="Tengwar Annatar"/>
    </style:style>
    <style:style style:name="P74" style:parent-style-name="Standard" style:family="paragraph">
      <style:text-properties style:font-name="Tengwar Annatar"/>
    </style:style>
    <style:style style:name="P75" style:parent-style-name="Standard" style:family="paragraph">
      <style:text-properties style:font-name="Tengwar Annatar"/>
    </style:style>
    <style:style style:name="P76" style:parent-style-name="Standard" style:family="paragraph">
      <style:text-properties style:font-name="Tengwar Annatar"/>
    </style:style>
    <style:style style:name="P77" style:parent-style-name="Standard" style:family="paragraph">
      <style:text-properties style:font-name="Tengwar Annatar"/>
    </style:style>
    <style:style style:name="P78" style:parent-style-name="Standard" style:family="paragraph">
      <style:text-properties style:font-name="Tengwar Annatar"/>
    </style:style>
    <style:style style:name="P79" style:parent-style-name="Standard" style:family="paragraph">
      <style:text-properties style:font-name="Tengwar Annatar"/>
    </style:style>
    <style:style style:name="P80" style:parent-style-name="Standard" style:family="paragraph">
      <style:text-properties style:font-name="Tengwar Annatar"/>
    </style:style>
    <style:style style:name="P81" style:parent-style-name="Standard" style:family="paragraph">
      <style:text-properties style:font-name="Tengwar Annatar"/>
    </style:style>
    <style:style style:name="P82" style:parent-style-name="Standard" style:family="paragraph">
      <style:text-properties style:font-name="Tengwar Annatar"/>
    </style:style>
    <style:style style:name="P83" style:parent-style-name="Standard" style:family="paragraph">
      <style:text-properties style:font-name="Tengwar Annatar"/>
    </style:style>
    <style:style style:name="P84" style:parent-style-name="Standard" style:family="paragraph">
      <style:text-properties style:font-name="Tengwar Annatar"/>
    </style:style>
    <style:style style:name="P85" style:parent-style-name="Standard" style:family="paragraph">
      <style:text-properties style:font-name="Tengwar Annatar"/>
    </style:style>
    <style:style style:name="P86" style:parent-style-name="Standard" style:family="paragraph">
      <style:text-properties style:font-name="Tengwar Annatar"/>
    </style:style>
    <style:style style:name="P87" style:parent-style-name="Standard" style:family="paragraph">
      <style:text-properties style:font-name="Tengwar Annatar"/>
    </style:style>
    <style:style style:name="P88" style:parent-style-name="Standard" style:family="paragraph">
      <style:text-properties style:font-name="Tengwar Annatar"/>
    </style:style>
    <style:style style:name="P89" style:parent-style-name="Standard" style:family="paragraph">
      <style:text-properties style:font-name="Tengwar Annatar"/>
    </style:style>
    <style:style style:name="P90" style:parent-style-name="Standard" style:family="paragraph">
      <style:text-properties style:font-name="Tengwar Annatar"/>
    </style:style>
    <style:style style:name="P91" style:parent-style-name="Standard" style:family="paragraph">
      <style:text-properties style:font-name="Tengwar Annatar"/>
    </style:style>
    <style:style style:name="P92" style:parent-style-name="Standard" style:family="paragraph">
      <style:text-properties style:font-name="Tengwar Annatar"/>
    </style:style>
    <style:style style:name="P93" style:parent-style-name="Standard" style:family="paragraph">
      <style:text-properties style:font-name="Tengwar Annatar"/>
    </style:style>
    <style:style style:name="P94" style:parent-style-name="Standard" style:family="paragraph">
      <style:text-properties style:font-name="Tengwar Annatar"/>
    </style:style>
    <style:style style:name="P95" style:parent-style-name="Standard" style:family="paragraph">
      <style:text-properties style:font-name="Tengwar Annatar"/>
    </style:style>
    <style:style style:name="P96" style:parent-style-name="Standard" style:family="paragraph">
      <style:text-properties style:font-name="Tengwar Annatar"/>
    </style:style>
    <style:style style:name="P97" style:parent-style-name="Standard" style:family="paragraph">
      <style:text-properties style:font-name="Tengwar Annatar"/>
    </style:style>
    <style:style style:name="P98" style:parent-style-name="Standard" style:family="paragraph">
      <style:text-properties style:font-name="Tengwar Annatar"/>
    </style:style>
    <style:style style:name="P99" style:parent-style-name="Standard" style:family="paragraph">
      <style:text-properties style:font-name="Tengwar Annatar"/>
    </style:style>
    <style:style style:name="P100" style:parent-style-name="Standard" style:family="paragraph">
      <style:text-properties style:font-name="Tengwar Annatar"/>
    </style:style>
    <style:style style:name="P101" style:parent-style-name="Standard" style:family="paragraph">
      <style:text-properties style:font-name="Tengwar Annatar"/>
    </style:style>
    <style:style style:name="P102" style:parent-style-name="Standard" style:family="paragraph">
      <style:text-properties style:font-name="Tengwar Annatar"/>
    </style:style>
    <style:style style:name="P103" style:parent-style-name="Standard" style:family="paragraph">
      <style:text-properties style:font-name="Tengwar Annatar"/>
    </style:style>
    <style:style style:name="P104" style:parent-style-name="Standard" style:family="paragraph">
      <style:text-properties style:font-name="Tengwar Annatar"/>
    </style:style>
    <style:style style:name="P105" style:parent-style-name="Standard" style:family="paragraph">
      <style:text-properties style:font-name="Tengwar Annatar"/>
    </style:style>
    <style:style style:name="P106" style:parent-style-name="Standard" style:family="paragraph">
      <style:text-properties style:font-name="Tengwar Annatar"/>
    </style:style>
    <style:style style:name="P107" style:parent-style-name="Standard" style:family="paragraph">
      <style:text-properties style:font-name="Tengwar Annatar"/>
    </style:style>
    <style:style style:name="P108" style:parent-style-name="Standard" style:family="paragraph">
      <style:text-properties style:font-name="Tengwar Annatar"/>
    </style:style>
    <style:style style:name="P109" style:parent-style-name="Standard" style:family="paragraph">
      <style:text-properties style:font-name="Tengwar Annatar"/>
    </style:style>
    <style:style style:name="P110" style:parent-style-name="Standard" style:family="paragraph">
      <style:text-properties style:font-name="Tengwar Annatar"/>
    </style:style>
    <style:style style:name="P111" style:parent-style-name="Standard" style:family="paragraph">
      <style:text-properties style:font-name="Tengwar Annatar"/>
    </style:style>
    <style:style style:name="P112" style:parent-style-name="Standard" style:family="paragraph">
      <style:text-properties style:font-name="Tengwar Annatar"/>
    </style:style>
    <style:style style:name="P113" style:parent-style-name="Standard" style:family="paragraph">
      <style:text-properties style:font-name="Tengwar Annatar"/>
    </style:style>
    <style:style style:name="P114" style:parent-style-name="Standard" style:family="paragraph">
      <style:text-properties style:font-name="Tengwar Annatar"/>
    </style:style>
    <style:style style:name="P115" style:parent-style-name="Standard" style:family="paragraph">
      <style:text-properties style:font-name="Tengwar Annatar"/>
    </style:style>
    <style:style style:name="P116" style:parent-style-name="Standard" style:family="paragraph">
      <style:text-properties style:font-name="Tengwar Annatar"/>
    </style:style>
    <style:style style:name="P117" style:parent-style-name="Standard" style:family="paragraph">
      <style:text-properties style:font-name="Tengwar Annatar"/>
    </style:style>
    <style:style style:name="P118" style:parent-style-name="Standard" style:family="paragraph">
      <style:text-properties style:font-name="Tengwar Annatar"/>
    </style:style>
    <style:style style:name="P119" style:parent-style-name="Standard" style:family="paragraph">
      <style:text-properties style:font-name="Tengwar Annatar"/>
    </style:style>
    <style:style style:name="P120" style:parent-style-name="Standard" style:family="paragraph">
      <style:text-properties style:font-name="Tengwar Annatar"/>
    </style:style>
    <style:style style:name="P121" style:parent-style-name="Standard" style:family="paragraph">
      <style:text-properties style:font-name="Tengwar Annatar"/>
    </style:style>
    <style:style style:name="P122" style:parent-style-name="Standard" style:family="paragraph">
      <style:text-properties style:font-name="Tengwar Annatar"/>
    </style:style>
    <style:style style:name="P123" style:parent-style-name="Standard" style:family="paragraph">
      <style:text-properties style:font-name="Tengwar Annatar"/>
    </style:style>
    <style:style style:name="P124" style:parent-style-name="Standard" style:family="paragraph">
      <style:text-properties style:font-name="Tengwar Annatar"/>
    </style:style>
    <style:style style:name="P125" style:parent-style-name="Standard" style:family="paragraph">
      <style:text-properties style:font-name="Tengwar Annatar"/>
    </style:style>
    <style:style style:name="P126" style:parent-style-name="Standard" style:family="paragraph">
      <style:text-properties style:font-name="Tengwar Annatar"/>
    </style:style>
    <style:style style:name="P127" style:parent-style-name="Standard" style:family="paragraph">
      <style:text-properties style:font-name="Tengwar Annatar"/>
    </style:style>
    <style:style style:name="P128" style:parent-style-name="Standard" style:family="paragraph">
      <style:text-properties style:font-name="Tengwar Annatar"/>
    </style:style>
    <style:style style:name="P129" style:parent-style-name="Standard" style:family="paragraph">
      <style:text-properties style:font-name="Tengwar Annatar"/>
    </style:style>
    <style:style style:name="P130" style:parent-style-name="Standard" style:family="paragraph">
      <style:text-properties style:font-name="Tengwar Annatar"/>
    </style:style>
    <style:style style:name="P131" style:parent-style-name="Standard" style:family="paragraph">
      <style:text-properties style:font-name="Tengwar Annatar"/>
    </style:style>
    <style:style style:name="P132" style:parent-style-name="Standard" style:family="paragraph">
      <style:text-properties style:font-name="Tengwar Annatar"/>
    </style:style>
    <style:style style:name="P133" style:parent-style-name="Standard" style:family="paragraph">
      <style:text-properties style:font-name="Tengwar Annatar"/>
    </style:style>
    <style:style style:name="P134" style:parent-style-name="Standard" style:family="paragraph">
      <style:text-properties style:font-name="Tengwar Annatar"/>
    </style:style>
    <style:style style:name="P135" style:parent-style-name="Standard" style:family="paragraph">
      <style:text-properties style:font-name="Tengwar Annatar"/>
    </style:style>
    <style:style style:name="P136" style:parent-style-name="Standard" style:family="paragraph">
      <style:text-properties style:font-name="Tengwar Annatar"/>
    </style:style>
    <style:style style:name="P137" style:parent-style-name="Standard" style:family="paragraph">
      <style:text-properties style:font-name="Tengwar Annatar"/>
    </style:style>
    <style:style style:name="P138" style:parent-style-name="Standard" style:family="paragraph">
      <style:text-properties style:font-name="Tengwar Annatar"/>
    </style:style>
    <style:style style:name="P139" style:parent-style-name="Standard" style:family="paragraph">
      <style:text-properties style:font-name="Tengwar Annatar"/>
    </style:style>
    <style:style style:name="P140" style:parent-style-name="Standard" style:family="paragraph">
      <style:text-properties style:font-name="Tengwar Annatar"/>
    </style:style>
    <style:style style:name="P141" style:parent-style-name="Standard" style:family="paragraph">
      <style:text-properties style:font-name="Tengwar Annatar"/>
    </style:style>
    <style:style style:name="P142" style:parent-style-name="Standard" style:family="paragraph">
      <style:text-properties style:font-name="Tengwar Annatar"/>
    </style:style>
    <style:style style:name="P143" style:parent-style-name="Standard" style:family="paragraph">
      <style:text-properties style:font-name="Tengwar Annatar"/>
    </style:style>
    <style:style style:name="P144" style:parent-style-name="Standard" style:family="paragraph">
      <style:text-properties style:font-name="Tengwar Annatar"/>
    </style:style>
    <style:style style:name="P145" style:parent-style-name="Standard" style:family="paragraph">
      <style:text-properties style:font-name="Tengwar Annatar"/>
    </style:style>
    <style:style style:name="P146" style:parent-style-name="Standard" style:family="paragraph">
      <style:text-properties style:font-name="Tengwar Annatar"/>
    </style:style>
    <style:style style:name="P147" style:parent-style-name="Standard" style:family="paragraph">
      <style:text-properties style:font-name="Tengwar Annatar"/>
    </style:style>
    <style:style style:name="P148" style:parent-style-name="Standard" style:family="paragraph">
      <style:text-properties style:font-name="Tengwar Annatar"/>
    </style:style>
    <style:style style:name="P149" style:parent-style-name="Standard" style:family="paragraph">
      <style:text-properties style:font-name="Tengwar Annatar"/>
    </style:style>
    <style:style style:name="P150" style:parent-style-name="Standard" style:family="paragraph">
      <style:text-properties style:font-name="Tengwar Annatar"/>
    </style:style>
    <style:style style:name="P151" style:parent-style-name="Standard" style:family="paragraph">
      <style:text-properties style:font-name="Tengwar Annatar"/>
    </style:style>
    <style:style style:name="P152" style:parent-style-name="Standard" style:family="paragraph">
      <style:text-properties style:font-name="Tengwar Annatar"/>
    </style:style>
    <style:style style:name="P153" style:parent-style-name="Standard" style:family="paragraph">
      <style:text-properties style:font-name="Tengwar Annatar"/>
    </style:style>
    <style:style style:name="P154" style:parent-style-name="Standard" style:family="paragraph">
      <style:text-properties style:font-name="Tengwar Annatar"/>
    </style:style>
    <style:style style:name="P155" style:parent-style-name="Standard" style:family="paragraph">
      <style:text-properties style:font-name="Tengwar Annatar"/>
    </style:style>
    <style:style style:name="P156" style:parent-style-name="Standard" style:family="paragraph">
      <style:text-properties style:font-name="Tengwar Annatar"/>
    </style:style>
    <style:style style:name="P157" style:parent-style-name="Standard" style:family="paragraph">
      <style:text-properties style:font-name="Tengwar Annatar"/>
    </style:style>
    <style:style style:name="P158" style:parent-style-name="Standard" style:family="paragraph">
      <style:text-properties style:font-name="Tengwar Annatar"/>
    </style:style>
    <style:style style:name="P159" style:parent-style-name="Standard" style:family="paragraph">
      <style:text-properties style:font-name="Tengwar Annatar"/>
    </style:style>
    <style:style style:name="P160" style:parent-style-name="Standard" style:family="paragraph">
      <style:text-properties style:font-name="Tengwar Annatar"/>
    </style:style>
    <style:style style:name="P161" style:parent-style-name="Standard" style:family="paragraph">
      <style:text-properties style:font-name="Tengwar Annatar"/>
    </style:style>
    <style:style style:name="P162" style:parent-style-name="Standard" style:family="paragraph">
      <style:text-properties style:font-name="Tengwar Annatar"/>
    </style:style>
    <style:style style:name="P163" style:parent-style-name="Standard" style:family="paragraph">
      <style:text-properties style:font-name="Tengwar Annatar"/>
    </style:style>
    <style:style style:name="P164" style:parent-style-name="Standard" style:family="paragraph">
      <style:text-properties style:font-name="Tengwar Annatar"/>
    </style:style>
    <style:style style:name="P165" style:parent-style-name="Standard" style:family="paragraph">
      <style:text-properties style:font-name="Tengwar Annatar"/>
    </style:style>
    <style:style style:name="P166" style:parent-style-name="Standard" style:family="paragraph">
      <style:text-properties style:font-name="Tengwar Annatar"/>
    </style:style>
    <style:style style:name="P167" style:parent-style-name="Standard" style:family="paragraph">
      <style:text-properties style:font-name="Tengwar Annatar"/>
    </style:style>
    <style:style style:name="P168" style:parent-style-name="Standard" style:family="paragraph">
      <style:text-properties style:font-name="Tengwar Annatar"/>
    </style:style>
    <style:style style:name="P169" style:parent-style-name="Standard" style:family="paragraph">
      <style:text-properties style:font-name="Tengwar Annatar"/>
    </style:style>
    <style:style style:name="P170" style:parent-style-name="Standard" style:family="paragraph">
      <style:text-properties style:font-name="Tengwar Annatar"/>
    </style:style>
    <style:style style:name="P171" style:parent-style-name="Standard" style:family="paragraph">
      <style:text-properties style:font-name="Tengwar Annatar"/>
    </style:style>
    <style:style style:name="P172" style:parent-style-name="Standard" style:family="paragraph">
      <style:text-properties style:font-name="Tengwar Annatar"/>
    </style:style>
    <style:style style:name="P173" style:parent-style-name="Standard" style:family="paragraph">
      <style:text-properties style:font-name="Tengwar Annatar"/>
    </style:style>
    <style:style style:name="P174" style:parent-style-name="Standard" style:family="paragraph">
      <style:text-properties style:font-name="Tengwar Annatar"/>
    </style:style>
    <style:style style:name="P175" style:parent-style-name="Standard" style:family="paragraph">
      <style:text-properties style:font-name="Tengwar Annatar"/>
    </style:style>
    <style:style style:name="P176" style:parent-style-name="Standard" style:family="paragraph">
      <style:text-properties style:font-name="Tengwar Annatar"/>
    </style:style>
    <style:style style:name="P177" style:parent-style-name="Standard" style:family="paragraph">
      <style:text-properties style:font-name="Tengwar Annatar"/>
    </style:style>
    <style:style style:name="P178" style:parent-style-name="Standard" style:family="paragraph">
      <style:text-properties style:font-name="Tengwar Annatar"/>
    </style:style>
    <style:style style:name="P179" style:parent-style-name="Standard" style:family="paragraph">
      <style:text-properties style:font-name="Tengwar Annatar"/>
    </style:style>
    <style:style style:name="P180" style:parent-style-name="Standard" style:family="paragraph">
      <style:text-properties style:font-name="Tengwar Annatar"/>
    </style:style>
    <style:style style:name="P181" style:parent-style-name="Standard" style:family="paragraph">
      <style:text-properties style:font-name="Tengwar Annatar"/>
    </style:style>
    <style:style style:name="P182" style:parent-style-name="Standard" style:family="paragraph">
      <style:text-properties style:font-name="Tengwar Annatar"/>
    </style:style>
    <style:style style:name="P183" style:parent-style-name="Standard" style:family="paragraph">
      <style:text-properties style:font-name="Tengwar Annatar"/>
    </style:style>
    <style:style style:name="P184" style:parent-style-name="Standard" style:family="paragraph">
      <style:text-properties style:font-name="Tengwar Annatar"/>
    </style:style>
    <style:style style:name="P185" style:parent-style-name="Standard" style:family="paragraph">
      <style:text-properties style:font-name="Tengwar Annatar"/>
    </style:style>
    <style:style style:name="P186" style:parent-style-name="Standard" style:family="paragraph">
      <style:text-properties style:font-name="Tengwar Annatar"/>
    </style:style>
    <style:style style:name="P187" style:parent-style-name="Standard" style:family="paragraph">
      <style:text-properties style:font-name="Tengwar Annatar"/>
    </style:style>
    <style:style style:name="P188" style:parent-style-name="Standard" style:family="paragraph">
      <style:text-properties style:font-name="Tengwar Annatar"/>
    </style:style>
    <style:style style:name="P189" style:parent-style-name="Standard" style:family="paragraph">
      <style:text-properties style:font-name="Tengwar Annatar"/>
    </style:style>
    <style:style style:name="P190" style:parent-style-name="Standard" style:family="paragraph">
      <style:text-properties style:font-name="Tengwar Annatar"/>
    </style:style>
    <style:style style:name="P191" style:parent-style-name="Standard" style:family="paragraph">
      <style:text-properties style:font-name="Tengwar Annatar"/>
    </style:style>
  </office:automatic-styles>
  <office:body>
    <office:text text:use-soft-page-breaks="true">
      <text:p text:style-name="P1"><text:s/>@ wl81 1`Byl 1h ]Gqq7h]Gza ]G x`B7j `B8 `B6 @ n]G`B1`B6x 7hhynull 1]Gzl h.1 ]G</text:p>
      <text:p text:style-name="P2">@ wl81 1`Byl 1h ]Gqq7h]Gza ]G x`B7j `B8 `B6 @ n]G`B1`B6x 7hhy=-= 1]Gzl h.1 ]G</text:p>
      <text:p text:style-name="P3"/>
      <text:p text:style-name="P4">@ wl81 1`Byl 1h ]Gqq7h]Gza ]G x`B7j `B8 `B6 @ n]G`B1`B6x 7hhy=-= 1]Gzl h.1 ]G 9]G`B7 whhz ]G62 qh`B61 1h 8hyl 7`B2`Bz.jh.8 9]G`B781ijl eh7 yl6=-= 13l6 8]Gi= “lz|z.8l yl= no]G1 2h ih. 13`B6z W 13`B8 9]G`B781ijlÀ `B n]G61 1h 17i 8hyl13`B6x 2`Beel7l61=-=” 1]Gzl ]G zh617]G7i hq`B6`Bh6 (`Be 8dl j`Bzl8 `B1= lz|qj]G`B6 noi ih. 2h6’1)= 13l6 xh h6 ]Gwh.1 @ el]G1.7l8 W: 9]G`B7z.1 ]G62 @ 1iql W r`Bwl ih.’7l 17i`B6x 1h q.1 h.1 n`B13 `B1=-=</text:p>
      <text:p text:style-name="P5"/>
      <text:p text:style-name="P6">A @ wl81 1`Byl 1h ]Gqq7h]Gza ]G x`B7j `B8 `B6 @ n]G`B1`B6x 7hhy=-= 1]Gzl h.1 ]G</text:p>
      <text:p text:style-name="P7"/>
      <text:p text:style-name="P8"><text:s/>@ wl81 1`Byl 1h ]Gqq7h]Gza ]G x`B7j `B8 `B6 @ n]G`B1`B6x 7hhy=-= 1]Gzl h.1 ]G 9]G`B7 whhz ]G62 qh`B61 1h 8hyl 7`B2`Bz.jh.8 9]G`B781ijl eh7 yl6=-= 13l6 8]Gi= nulllz|z.8l yl= no]G1 2h ih. 13`B6z W 13`B8 9]G`B781ijlÀ `B n]G61 1h 17i 8hyl13`B6x 2`Beel7l61=-=null 1]Gzl ]G zh617]G7i hq`B6`Bh6 null`Be 8dl j`Bzl8 `B1= lz|qj]G`B6 noi ih. 2h6null1null= 13l6 xh h6 ]Gwh.1 @ el]G1.7l8 W: 9]G`B7z.1 ]G62 @ 1iql W r`Bwl ih.null7l 17i`B6x 1h q.1 h.1 n`B13 `B1=-=</text:p>
      <text:p text:style-name="P9"/>
      <text:p text:style-name="P10"><text:s/>@ wl81 1`Byl 1h ]Gqq7h]Ga ]G x`B7j `B8 `B6 @ n]G`B1`B6x 7hhy=-= 1]Gzl h.1 ]G 9]G`B7 whhz ]G62 qh`B61 1h 8hyl 7`B2`Bz.jh.8 9]G`B781ijl eh7 yl6=-= 3l6 8]Gi= nulllz|z.8l yl= o]G1 2h ih. 3`B6z W 3`B8 9]G`B781ijlÀ `B n]G61 1h 17i 8hyl3`B6x 2`Beel7l61=-=null 1]Gzl ]G zh617]G7i hq`B6`Bh6 null`Be dl j`Bzl8 `B1= lz|qj]G`B6 oi ih. 2h6null1null= 3l6 xh h6 ]Gwh.1 @ el]G1.7l8 W: 9]G`B7z.1 ]G62 @ 1iql W r`Bwl ih.null7l 17i`B6x 1h q.1 h.1 n`B3 `B1=-=</text:p>
      <text:p text:style-name="P11"/>
      <text:p text:style-name="P12"><text:s/>@ wl81 1`Byl 1h ]Gqq7h]Ga ]G x`B7j `B8 `B6 @ n]G`B1`B6x 7hhy=-= 1]Gzl h.1 ]G 9]G`B7 whhz ]G62 qh`B61 1h 8hyl 7`B2`Bz.jh.8 9]G`B781ijl eh7 yl6=-= 3l6 8]Gi= nulllz|z.8l yl= o]G1 2h ih. 3`B6z W 3`B8 9]G`B781ijlÀ `B n]G61 1h 17i 8hyl3`B6x 2`Beel7l61=-=null 1]Gzl ]G zh617]G7i hq`B6`Bh6 null`Be dl j`Bzl8 `B1= lz|qj]G`B6 oi ih. 2h6null1null= 3l6 xh h6 ]Gwh.1 @ el]G1.7l8 W: 9]G`B7z.1 ]G62 @ 1iql W r`Bwl ih.null7l 17i`B6x 1h q.1 h.1 n`B3 `B1=-=</text:p>
      <text:p text:style-name="P13"/>
      <text:p text:style-name="Standard"><text:span text:style-name="T14">]61l5]<text:s/></text:span><text:span text:style-name="T15">] 61 l5]</text:span></text:p>
      <text:p text:style-name="Standard"><text:span text:style-name="T16">]1pl5]<text:s/></text:span><text:span text:style-name="T17">] 1p l5]</text:span></text:p>
      <text:p text:style-name="P18">]61l5]</text:p>
      <text:p text:style-name="P19">the green dress of tennessee</text:p>
      <text:p text:style-name="P20">@ x7~V6 27l88 W 1l5l88~V</text:p>
      <text:soft-page-break/>
      <text:p text:style-name="P21">x762715</text:p>
      <text:p text:style-name="P22">@ x7~V6 27l, W 1l5l,~V</text:p>
      <text:p text:style-name="P23">@ x7~V6 27l, W 1l5l,~V ]63`j: j]yq q.yq`b 1]62]718</text:p>
      <text:p text:style-name="P24">@ x7~V6 27l, W 1l5l,~V ]63`jj j]yq q.yq`b 1]62]718</text:p>
      <text:p text:style-name="P25">@ x7~V6 27l, W 1l5l,~V ]63`m j]yq q.yq`b 1]62]718</text:p>
      <text:p text:style-name="P26">@ x7~V6 27l, W 1l5l,~V ]63`m j]yq q.yq`b 1]62]718 ]j8h q`kk]</text:p>
      <text:p text:style-name="P27">@ x7~V6 27l88 W 1l5l88~V ]63`m j]yq q.yq`b 1]62]718 ]j8h q`kk]</text:p>
      <text:p text:style-name="P28">@ x7~V6 27l8; W 1l5l8;~V ]63`m j]yq q.yq`b 1]62]718 ]j8h q`kk]</text:p>
      <text:p text:style-name="P29">@ x7~V6 27l8 W 1l6;l8~V ]63`m j]yq q.yq`b 1]62]718 ]j8h q`k]</text:p>
      <text:p text:style-name="P30">@ x7~V6 27l8 W 1l6;l8~V ]63`m j]yq q.yq`b 1]62]718 ]j8h q`k]</text:p>
      <text:p text:style-name="P31">l6a]61`b ]61]R1l7 `yqh8`wjl lyw]7z y`8hT6</text:p>
      <text:p text:style-name="P32">l6a]61`b ]61]R1l7 `yqh8`wjl lyw]7z y`8hT6</text:p>
      <text:p text:style-name="P33">lap]1p`b ]1p]R1l7 `qph8`wjl lwP]7z y`8hT6 1l6;l8;~V `qph8;`wjl</text:p>
      <text:p text:style-name="P34"/>
      <text:p text:style-name="P35">yi q7hel8;hT6]j 7.N1l 1~Nz 3`8 1.76 `6 ---- ol6 ` 9]2 @ a]zpl 1h nh7z ]1 ] w7.8;lj8 bh 6]yl2 ]R8q2 ]8 ]6 `1pl76=-= 9l7l ` 7]Rj`kl2 3]1 ` 9]2 ]6 ]e;`6`1i eh7 zhqp.1l78 ol6 ` n]8 he1l6 9ljq`b zhj]RxlJ8 n`3 6h1 s.81 y8 lgzlj `8;lJ8 w.1 h3l7 8he1n]7l ]2P 9]72n]7l q7hwjly8 `6 xl6l7]j=-= ` dhnl2 `6`1]T1`rl wi 9h81`b y8 lgzlj nh7zdhq8 ]2P ]8;`81`b @ 1la 8.qh71=-= ` 6h1`zl2 3]1 z7]R1`b nh7zd~V18 n]8 yi 3`b= 7]3l7 3]6 @ 7lx.j]7 ]2y`6`817]1`rl ]2P zhy;.6`z]1hT68 nh7z W ]6 bh=-= ]e1l7n]728 ` wlz]yl ] ql7y]6l1p lqpjhi~V ]2P ` e.73l7 ]2r]zpl2 yi8lje wi z7]R1`b lg1l68`rl lgzlj 8q7]R2d~V18 n`3 rw] ]2P qhnl7zlJ7i=-= 1]Ra`b yi8lje @ 7lz.`7l2 1~Nj8 1.76l2 .N1 1h wl ] 9.xl a]jlbl= w.1 h6l 3]1 ` n]8 ]wjl 1h ql7eh7y 8.zl8;e.ji=-=</text:p>
      <text:p text:style-name="P36"/>
      <text:p text:style-name="P37">]6h`1p -- 6Eh1pT -- 6E`N1pT</text:p>
      <text:p text:style-name="P38">]6h`1p z.~V6</text:p>
      <text:p text:style-name="P39">ljlQ]1p nj$81g$1eg%2$68Ej#8</text:p>
      <text:p text:style-name="P40">j$QR1Ep g$zj$1Rp z|$zj$1Rp z|Rzj$1Rp ]jhn m#nN qE1Tp</text:p>
      <text:p text:style-name="P41">1E1Rp6N`BqE1Tp`Nm#nN</text:p>
      <text:p text:style-name="P42">1E1Rp6N`BqE1Tp`N j#nN</text:p>
      <text:p text:style-name="P43">1E1Rp6N`B qE1Tp`N j#nN</text:p>
      <text:p text:style-name="P44">]1l61`h6 ]qh`61 ]jhn</text:p>
      <text:p text:style-name="P45">]1l1p`h6 ]qh`1p ]jhn</text:p>
      <text:p text:style-name="P46">1E1Rp6N`B qE1Tp`N j#nN 1;</text:p>
      <text:p text:style-name="P47"/>
      <text:p text:style-name="Standard"><text:span text:style-name="T48">hG6 <text:s/></text:span><text:span text:style-name="T49">hG6</text:span></text:p>
      <text:p text:style-name="Standard"><text:span text:style-name="T50">j~Ny<text:s/></text:span><text:span text:style-name="T51">j~Ny</text:span></text:p>
      <text:p text:style-name="Standard"><text:span text:style-name="T52">]2P<text:s/></text:span><text:span text:style-name="T53">]2P</text:span></text:p>
      <text:p text:style-name="Standard"><text:span text:style-name="T54">y`2P<text:s/></text:span><text:span text:style-name="T55">y`2P</text:span></text:p>
      <text:p text:style-name="P56">]jhn</text:p>
      <text:p text:style-name="P57">]jhn</text:p>
      <text:p text:style-name="P58">j#nN</text:p>
      <text:p text:style-name="P59"/>
      <text:p text:style-name="P60">z`6z`66]1`</text:p>
      <text:p text:style-name="P61">z`6z`6;]1`</text:p>
      <text:p text:style-name="P62">z`zp`6;]1`</text:p>
      <text:p text:style-name="P63">zzTp6T 1E</text:p>
      <text:p text:style-name="P64"/>
      <text:p text:style-name="P65">z`zp`6;]1`</text:p>
      <text:p text:style-name="P66">zzT6</text:p>
      <text:p text:style-name="P67">zzTp6T yyt</text:p>
      <text:p text:style-name="P68"/>
      <text:p text:style-name="P69">z`6z`66]1`</text:p>
      <text:p text:style-name="P70">z`6z`5]1`</text:p>
      <text:p text:style-name="P71">z`zp`5]1`</text:p>
      <text:p text:style-name="P72">zzTp5%1E</text:p>
      <text:p text:style-name="P73">zzTp5%1E</text:p>
      <text:p text:style-name="P74"/>
      <text:p text:style-name="P75">1[D</text:p>
      <text:p text:style-name="P76"/>
      <text:p text:style-name="P77">]61l-</text:p>
      <text:p text:style-name="P78">]61l-</text:p>
      <text:p text:style-name="P79">]1pl-</text:p>
      <text:p text:style-name="P80">`C1p`V</text:p>
      <text:p text:style-name="P81">`C1p`V</text:p>
      <text:p text:style-name="P82"/>
      <text:p text:style-name="P83">1l66l88~V</text:p>
      <text:p text:style-name="P84">1l5l8;~V</text:p>
      <text:p text:style-name="P85">1l5l8;~V</text:p>
      <text:p text:style-name="P86">1`V5`V8 ~V</text:p>
      <text:soft-page-break/>
      <text:p text:style-name="P87">1`V5`V8 ~V</text:p>
      <text:p text:style-name="P88"/>
      <text:p text:style-name="P89">wl1:l7</text:p>
      <text:p text:style-name="P90">wl1:l7</text:p>
      <text:p text:style-name="P91">wl1:l7</text:p>
      <text:p text:style-name="P92">w`V1 `V7</text:p>
      <text:p text:style-name="P93">w`V1 `V7</text:p>
      <text:p text:style-name="P94"/>
      <text:p text:style-name="P95">wl1:l7yl61</text:p>
      <text:p text:style-name="P96">wl1:l7yl61</text:p>
      <text:p text:style-name="P97">wl1;l7yl1p</text:p>
      <text:p text:style-name="P98">w`V1 `V7y`V1p</text:p>
      <text:p text:style-name="P99">w`V1 `V7y`V1p</text:p>
      <text:p text:style-name="P100"/>
      <text:p text:style-name="P101">wl1l7yl61</text:p>
      <text:p text:style-name="P102">wl1:l7yl61</text:p>
      <text:p text:style-name="P103">wl1:l7yl1p</text:p>
      <text:p text:style-name="P104">w`V1:`V7y`V1p</text:p>
      <text:p text:style-name="P105">w`V1:`V7y`V1p</text:p>
      <text:p text:style-name="P106"/>
      <text:p text:style-name="P107">wl1:l7yl61</text:p>
      <text:p text:style-name="P108">wl1:l7yl61</text:p>
      <text:p text:style-name="P109">wl1:l7yl1p</text:p>
      <text:p text:style-name="P110">w`V1:`V7y`V1p</text:p>
      <text:p text:style-name="P111">w`V1:`V7y`V1p</text:p>
      <text:p text:style-name="P112"/>
      <text:p text:style-name="P113">wl1;l7yl61</text:p>
      <text:p text:style-name="P114">wl1;l7yl61</text:p>
      <text:p text:style-name="P115">wl1;l7yl1p</text:p>
      <text:p text:style-name="P116">w`V1;`V7y`V1p</text:p>
      <text:p text:style-name="P117">w`V1;`V7y`V1p</text:p>
      <text:p text:style-name="P118"/>
      <text:p text:style-name="P119">2~V1l7</text:p>
      <text:p text:style-name="P120">2~V1l7</text:p>
      <text:p text:style-name="P121">2~V1l7</text:p>
      <text:p text:style-name="P122">2~V1`V7</text:p>
      <text:soft-page-break/>
      <text:p text:style-name="P123">2~V1`V7</text:p>
      <text:p text:style-name="P124"/>
      <text:p text:style-name="P125">dh7l</text:p>
      <text:p text:style-name="P126">dh7l</text:p>
      <text:p text:style-name="P127">dh7l</text:p>
      <text:p text:style-name="P128">d`N7`V</text:p>
      <text:p text:style-name="P129">d`N7`V</text:p>
      <text:p text:style-name="P130"/>
      <text:p text:style-name="P131">q]61h6l</text:p>
      <text:p text:style-name="P132">q]61h6l</text:p>
      <text:p text:style-name="P133">q]1ph6l</text:p>
      <text:p text:style-name="P134">q`C1p`N6`V</text:p>
      <text:p text:style-name="P135">q`C1p`N6`V</text:p>
      <text:p text:style-name="P136"/>
      <text:p text:style-name="P137">]61</text:p>
      <text:p text:style-name="P138">]61</text:p>
      <text:p text:style-name="P139">]1p</text:p>
      <text:p text:style-name="P140">1Ep</text:p>
      <text:p text:style-name="P141">1Ep</text:p>
      <text:p text:style-name="P142"/>
      <text:p text:style-name="P143">e`x.7l - x`rl8 ] 8aly]1`z hrl7r`ln W: ]7a`1lz1.7l W ] ql78h6]j zhyq.1l7=-=</text:p>
      <text:p text:style-name="P144">e`x.7l - x`rl8 ] 8aly]1`z hrl7r`ln W: ]7a`1lz1.7l W ] ql78h6]j zhyq.1l7=-=</text:p>
      <text:p text:style-name="P145">e`x.7l - x`rl8 ] 8aly]1`z hrl7r`ln W: ]7a`1lz1.7l W ] ql78h6]j zhqp.1l7=-=</text:p>
      <text:p text:style-name="P146">ex%7J <text:s text:c="2"/>x$r%8R <text:s/>8EayR1EzT rY7RrnR <text:s/>: 7EaT1TzR17J <text:s text:c="3"/>qE7R8R6Nj# zqNp1J7R <text:s text:c="2"/></text:p>
      <text:p text:style-name="P147">ex%7J <text:s text:c="2"/>x$r%8R <text:s/>8EayR1EzT rY7RrnR <text:s/>: 7EaT1TzR17J <text:s text:c="3"/>qE7R8R6Nj# zqNp1J7R <text:s text:c="2"/></text:p>
      <text:p text:style-name="P148"/>
      <text:p text:style-name="P149"/>
      <text:p text:style-name="P150">@ hj2l z].8ln]i z`6z`66]1`</text:p>
      <text:p text:style-name="P151">@ hj2l z].8ln]i z`6z`5]1`</text:p>
      <text:p text:style-name="P152">@ hj2l z].8ln]i z`zp`5]1`</text:p>
      <text:p text:style-name="P153"><text:s text:c="2"/>jY2 zR8JnR zÕzTp5%1E`B</text:p>
      <text:p text:style-name="P154"><text:s text:c="2"/>jY2 zR8JnR zÕzTp5%1E`B</text:p>
      <text:p text:style-name="P155"/>
      <text:soft-page-break/>
      <text:p text:style-name="P156">n~Vr`j 3`b_</text:p>
      <text:p text:style-name="P157">n~Vr`j 3`b_</text:p>
      <text:p text:style-name="P158">n~Vr`j 3`b_</text:p>
      <text:p text:style-name="P159">n~Vrj% 3b%</text:p>
      <text:p text:style-name="P160">n~Vrj% 3b%</text:p>
      <text:p text:style-name="P161"/>
      <text:p text:style-name="P162">nllr`j 3`6x8</text:p>
      <text:p text:style-name="P163">n~Vr`j 3`b_</text:p>
      <text:p text:style-name="P164">n~Vr`j 3`b_</text:p>
      <text:p text:style-name="P165">n~Vrj% 3b%</text:p>
      <text:p text:style-name="P166">n~Vrj% 3b%</text:p>
      <text:p text:style-name="P167"/>
      <text:p text:style-name="P168">nllr`j 3`6x8-</text:p>
      <text:p text:style-name="P169">nllr`j 3`6x8-</text:p>
      <text:p text:style-name="P170">n~Vr`j 3`b_-</text:p>
      <text:p text:style-name="P171">n~Vr`j 3`b_-</text:p>
      <text:p text:style-name="P172">n~Vrj% 3b% <text:s/></text:p>
      <text:p text:style-name="P173">n~Vrj% 3b% <text:s/></text:p>
      <text:p text:style-name="P174"/>
      <text:p text:style-name="P175">nllr`j lA1l76]j lA 3`6x8</text:p>
      <text:p text:style-name="P176">nllr`j lA1l76]j lA 3`6x8</text:p>
      <text:p text:style-name="P177">n~Vr`j lA1l76]j lA 3`b_</text:p>
      <text:p text:style-name="P178">n~Vr`j lA1l76]j lA 3`b_</text:p>
      <text:p text:style-name="P179">n~Vr`j lz|1l76]j lz| 3`b_<text:s/></text:p>
      <text:p text:style-name="P180">adsf</text:p>
      <text:p text:style-name="P181">adf</text:p>
      <text:p text:style-name="P182"/>
      <text:p text:style-name="P183">`C5.Nzp`V</text:p>
      <text:p text:style-name="P184">5C.NzpV</text:p>
      <text:p text:style-name="P185">nV</text:p>
      <text:p text:style-name="P186"/>
      <text:p text:style-name="P187"/>
      <text:p text:style-name="P188"/>
      <text:p text:style-name="P189"/>
      <text:p text:style-name="P190"/>
      <text:p text:style-name="P19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Tengwar Annatar" svg:font-family="Tengwar Annatar" style:font-family-generic="system" style:font-pitch="variable" svg:panose-1="2 0 5 3 0 0 0 0 0 0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TMLPreformatted" style:display-name="HTML Preformatted" style:family="paragraph" style:parent-style-name="Normal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US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Ivan Toshev</meta:initial-creator>
    <dc:creator>Ivan Toshev</dc:creator>
    <meta:creation-date>2023-03-22T12:20:00Z</meta:creation-date>
    <dc:date>2023-03-22T12:20:00Z</dc:date>
    <meta:template xlink:href="Normal.dotm" xlink:type="simple"/>
    <meta:editing-cycles>2</meta:editing-cycles>
    <meta:editing-duration>PT0S</meta:editing-duration>
    <meta:document-statistic meta:page-count="6" meta:paragraph-count="10" meta:word-count="787" meta:character-count="5265" meta:row-count="37" meta:non-whitespace-character-count="4488"/>
  </office:meta>
</office:document-meta>
</file>